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justify" fo:margin-left="-18.00pt" fo:text-indent="18.00pt"/>
    </style:style>
    <style:style style:name="P3" style:family="paragraph">
      <style:paragraph-properties fo:line-height="100.00%" fo:text-align="justify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justify" fo:margin-left="-18.00pt" fo:text-indent="18.00pt"/>
    </style:style>
    <style:style style:name="P5" style:family="paragraph">
      <style:paragraph-properties fo:line-height="100.00%" fo:text-align="justify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justify" fo:margin-left="-18.00pt" fo:text-indent="18.00pt"/>
    </style:style>
    <style:style style:name="P7" style:family="paragraph">
      <style:paragraph-properties fo:line-height="100.00%" fo:text-align="justify"/>
    </style:style>
    <style:style style:name="P8" style:family="paragraph">
      <style:paragraph-properties fo:line-height="100.00%" fo:text-align="left" fo:margin-left="2.70pt" fo:text-indent="-2.70pt">
        <style:tab-stops>
          <style:tab-stop style:position="167.40pt"/>
          <style:tab-stop style:position="3286.95pt" style:type="center"/>
          <style:tab-stop style:position="421118.95pt" style:type="right"/>
        </style:tab-stops>
      </style:paragraph-properties>
    </style:style>
    <style:style style:name="P9" style:family="paragraph">
      <style:paragraph-properties fo:line-height="100.00%" fo:text-align="justify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167.40pt"/>
          <style:tab-stop style:position="3286.95pt" style:type="center"/>
          <style:tab-stop style:position="421118.95pt" style:type="right"/>
        </style:tab-stops>
      </style:paragraph-properties>
    </style:style>
    <style:style style:name="P11" style:family="paragraph">
      <style:paragraph-properties fo:line-height="100.00%" fo:text-align="left" fo:margin-left="2.70pt" fo:text-indent="-2.70pt">
        <style:tab-stops>
          <style:tab-stop style:position="167.40pt"/>
          <style:tab-stop style:position="3286.95pt" style:type="center"/>
          <style:tab-stop style:position="421118.95pt" style:type="right"/>
        </style:tab-stops>
      </style:paragraph-properties>
    </style:style>
    <style:style style:name="P12" style:family="paragraph">
      <style:paragraph-properties fo:line-height="100.00%" fo:text-align="justify"/>
    </style:style>
    <style:style style:name="P13" style:family="paragraph">
      <style:paragraph-properties fo:line-height="100.00%" fo:text-align="left" fo:margin-left="2.70pt" fo:text-indent="-2.70pt">
        <style:tab-stops>
          <style:tab-stop style:position="167.40pt"/>
          <style:tab-stop style:position="3286.95pt" style:type="center"/>
          <style:tab-stop style:position="421118.95pt" style:type="right"/>
        </style:tab-stops>
      </style:paragraph-properties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left" fo:margin-left="2.70pt" fo:text-indent="-2.70pt">
        <style:tab-stops>
          <style:tab-stop style:position="167.40pt"/>
          <style:tab-stop style:position="3286.95pt" style:type="center"/>
          <style:tab-stop style:position="421118.95pt" style:type="right"/>
        </style:tab-stops>
      </style:paragraph-properties>
    </style:style>
    <style:style style:name="P16" style:family="paragraph">
      <style:paragraph-properties fo:line-height="100.00%" fo:text-align="justify"/>
    </style:style>
    <style:style style:name="P17" style:family="paragraph">
      <style:paragraph-properties fo:line-height="100.00%" fo:text-align="left" fo:margin-left="2.70pt" fo:text-indent="-2.70pt">
        <style:tab-stops>
          <style:tab-stop style:position="167.40pt"/>
          <style:tab-stop style:position="3286.95pt" style:type="center"/>
          <style:tab-stop style:position="421118.95pt" style:type="right"/>
        </style:tab-stops>
      </style:paragraph-properties>
    </style:style>
    <style:style style:name="P18" style:family="paragraph">
      <style:paragraph-properties fo:line-height="100.00%" fo:text-align="justify"/>
    </style:style>
    <text:list-style style:name="L1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justify" fo:margin-left="-18.00pt" fo:text-indent="18.00pt"/>
    </style:style>
    <style:style style:name="P20" style:family="paragraph">
      <style:paragraph-properties fo:line-height="100.00%" fo:text-align="justify"/>
    </style:style>
    <text:list-style style:name="L2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justify" fo:margin-left="-18.00pt" fo:text-indent="18.00pt"/>
    </style:style>
    <style:style style:name="P22" style:family="paragraph">
      <style:paragraph-properties fo:line-height="100.00%" fo:text-align="justify"/>
    </style:style>
    <text:list-style style:name="L2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justify" fo:margin-left="-18.00pt" fo:text-indent="18.00pt"/>
    </style:style>
    <style:style style:name="P24" style:family="paragraph">
      <style:paragraph-properties fo:line-height="100.00%" fo:text-align="justify"/>
    </style:style>
    <text:list-style style:name="L2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justify" fo:margin-left="-18.00pt" fo:text-indent="18.00pt"/>
    </style:style>
    <style:style style:name="P26" style:family="paragraph">
      <style:paragraph-properties fo:line-height="100.00%" fo:text-align="justify"/>
    </style:style>
    <text:list-style style:name="L2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justify" fo:margin-left="-18.00pt" fo:text-indent="18.00pt"/>
    </style:style>
    <style:style style:name="P28" style:family="paragraph">
      <style:paragraph-properties fo:line-height="100.00%" fo:text-align="justify"/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justify" fo:margin-left="-18.00pt" fo:text-indent="18.00pt"/>
    </style:style>
    <style:style style:name="P30" style:family="paragraph">
      <style:paragraph-properties fo:line-height="100.00%" fo:text-align="justify"/>
    </style:style>
    <text:list-style style:name="L3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justify" fo:margin-left="-18.00pt" fo:text-indent="18.00pt"/>
    </style:style>
    <style:style style:name="P32" style:family="paragraph">
      <style:paragraph-properties fo:line-height="100.00%" fo:text-align="justify"/>
    </style:style>
    <text:list-style style:name="L3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3" style:family="paragraph">
      <style:paragraph-properties fo:line-height="100.00%" fo:text-align="justify" fo:margin-left="-18.00pt" fo:text-indent="18.00pt"/>
    </style:style>
    <style:style style:name="P34" style:family="paragraph">
      <style:paragraph-properties fo:line-height="100.00%" fo:text-align="justify"/>
    </style:style>
    <text:list-style style:name="L3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5" style:family="paragraph">
      <style:paragraph-properties fo:line-height="100.00%" fo:text-align="justify" fo:margin-left="-18.00pt" fo:text-indent="18.00pt"/>
    </style:style>
    <style:style style:name="P36" style:family="paragraph">
      <style:paragraph-properties fo:line-height="100.00%" fo:text-align="justify"/>
    </style:style>
    <text:list-style style:name="L3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7" style:family="paragraph">
      <style:paragraph-properties fo:line-height="100.00%" fo:text-align="justify" fo:margin-left="-18.00pt" fo:text-indent="18.00pt"/>
    </style:style>
    <style:style style:name="P38" style:family="paragraph">
      <style:paragraph-properties fo:line-height="100.00%" fo:text-align="justify"/>
    </style:style>
    <style:style style:name="P39" style:family="paragraph">
      <style:paragraph-properties fo:line-height="100.00%" fo:text-align="left" fo:margin-left="2.70pt" fo:text-indent="-2.70pt">
        <style:tab-stops>
          <style:tab-stop style:position="252.45pt"/>
          <style:tab-stop style:position="3286.95pt" style:type="center"/>
        </style:tab-stops>
      </style:paragraph-properties>
    </style:style>
    <style:style style:name="P40" style:family="paragraph">
      <style:paragraph-properties fo:line-height="100.00%" fo:text-align="justify"/>
    </style:style>
    <style:style style:name="P41" style:family="paragraph">
      <style:paragraph-properties fo:line-height="100.00%" fo:text-align="left" fo:margin-left="2.70pt" fo:text-indent="-2.70pt">
        <style:tab-stops>
          <style:tab-stop style:position="252.45pt"/>
          <style:tab-stop style:position="3286.95pt" style:type="center"/>
        </style:tab-stops>
      </style:paragraph-properties>
    </style:style>
    <style:style style:name="P42" style:family="paragraph">
      <style:paragraph-properties fo:line-height="100.00%" fo:text-align="left" fo:margin-left="2.70pt" fo:text-indent="-2.70pt">
        <style:tab-stops>
          <style:tab-stop style:position="252.45pt"/>
          <style:tab-stop style:position="3286.95pt" style:type="center"/>
        </style:tab-stops>
      </style:paragraph-properties>
    </style:style>
    <style:style style:name="P43" style:family="paragraph">
      <style:paragraph-properties fo:line-height="100.00%" fo:text-align="justify"/>
    </style:style>
    <style:style style:name="P44" style:family="paragraph">
      <style:paragraph-properties fo:line-height="100.00%" fo:text-align="left" fo:margin-left="2.70pt" fo:text-indent="-2.70pt">
        <style:tab-stops>
          <style:tab-stop style:position="252.45pt"/>
          <style:tab-stop style:position="3286.95pt" style:type="center"/>
        </style:tab-stops>
      </style:paragraph-properties>
    </style:style>
    <style:style style:name="P45" style:family="paragraph">
      <style:paragraph-properties fo:line-height="100.00%" fo:text-align="justify"/>
    </style:style>
    <style:style style:name="P46" style:family="paragraph">
      <style:paragraph-properties fo:line-height="100.00%" fo:text-align="left" fo:margin-left="2.70pt" fo:text-indent="-2.70pt">
        <style:tab-stops>
          <style:tab-stop style:position="252.45pt"/>
          <style:tab-stop style:position="3286.95pt" style:type="center"/>
        </style:tab-stops>
      </style:paragraph-properties>
    </style:style>
    <style:style style:name="P47" style:family="paragraph">
      <style:paragraph-properties fo:line-height="100.00%" fo:text-align="justify"/>
    </style:style>
    <style:style style:name="P48" style:family="paragraph">
      <style:paragraph-properties fo:line-height="100.00%" fo:text-align="left" fo:margin-left="2.70pt" fo:text-indent="-2.70pt">
        <style:tab-stops>
          <style:tab-stop style:position="252.45pt"/>
          <style:tab-stop style:position="3286.95pt" style:type="center"/>
        </style:tab-stops>
      </style:paragraph-properties>
    </style:style>
    <style:style style:name="P49" style:family="paragraph">
      <style:paragraph-properties fo:line-height="100.00%" fo:text-align="justify"/>
    </style:style>
    <style:style style:name="P50" style:family="paragraph">
      <style:paragraph-properties fo:line-height="100.00%" fo:text-align="left" fo:margin-left="2.70pt" fo:text-indent="-2.70pt">
        <style:tab-stops>
          <style:tab-stop style:position="252.45pt"/>
          <style:tab-stop style:position="3286.95pt" style:type="center"/>
        </style:tab-stops>
      </style:paragraph-properties>
    </style:style>
    <style:style style:name="P51" style:family="paragraph">
      <style:paragraph-properties fo:line-height="100.00%" fo:text-align="left" fo:margin-left="2.70pt" fo:text-indent="-2.70pt">
        <style:tab-stops>
          <style:tab-stop style:position="252.45pt"/>
          <style:tab-stop style:position="3286.95pt" style:type="center"/>
        </style:tab-stops>
      </style:paragraph-properties>
    </style:style>
    <style:style style:name="P52" style:family="paragraph">
      <style:paragraph-properties fo:line-height="100.00%" fo:text-align="justify"/>
    </style:style>
    <style:style style:name="P53" style:family="paragraph">
      <style:paragraph-properties fo:line-height="100.00%" fo:text-align="left" fo:margin-left="2.70pt" fo:text-indent="-2.70pt">
        <style:tab-stops>
          <style:tab-stop style:position="252.45pt"/>
          <style:tab-stop style:position="3286.95pt" style:type="center"/>
        </style:tab-stops>
      </style:paragraph-properties>
    </style:style>
    <style:style style:name="P54" style:family="paragraph">
      <style:paragraph-properties fo:line-height="100.00%" fo:text-align="justify"/>
    </style:style>
    <style:style style:name="TableColumn0100" style:family="table-column">
      <style:table-column-properties style:column-width="2.362500in"/>
    </style:style>
    <style:style style:name="TableColumn0101" style:family="table-column">
      <style:table-column-properties style:column-width="2.362500in"/>
    </style:style>
    <style:style style:name="TableColumn0102" style:family="table-column">
      <style:table-column-properties style:column-width="2.362500in"/>
    </style:style>
    <style:style style:name="Table01" style:family="table">
      <style:table-properties style:width="7.0875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200" style:family="table-column">
      <style:table-column-properties style:column-width="3.543750in"/>
    </style:style>
    <style:style style:name="TableColumn0201" style:family="table-column">
      <style:table-column-properties style:column-width="3.543750in"/>
    </style:style>
    <style:style style:name="Table02" style:family="table">
      <style:table-properties style:width="7.0875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5" style:family="table-row">
      <style:table-row-properties style:min-row-height="0.072917in"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2">Documentazione dei requisiti</text:span></text:p>
      <text:p text:style-name="P1"><text:span text:style-name="T2">Progetto H</text:span></text:p>
      <text:p text:style-name="P1"><text:span text:style-name="T2">Car Pooling</text:span></text:p>
      <text:p text:style-name="P1"><text:span text:style-name="T3"/></text:p>
      <text:p text:style-name="P1"><text:span text:style-name="T4">1) INTRODUZIONE</text:span></text:p>
      <text:p text:style-name="P1"><text:span text:style-name="T5"/></text:p>
      <text:p text:style-name="P1"><text:span text:style-name="T6">1.1<text:s text:c="2"/>SCOPO DEL DOCUMENTO</text:span></text:p>
      <text:p text:style-name="P1"><text:span text:style-name="T7"><text:s text:c="6"/></text:span></text:p>
      <text:p text:style-name="P1"><text:span text:style-name="T7"><text:s text:c="6"/>Con questo documento, strutturato secondo lo standard IEEE/ANSI 830</text:span><text:span text:style-name="T8">–</text:span><text:span text:style-name="T9">1998, si vogliono mostrare le</text:span></text:p>
      <text:p text:style-name="P1"><text:span text:style-name="T9"><text:s text:c="6"/>specifiche e i requisisti di progetto relativi a "Progetto H<text:s/></text:span><text:span text:style-name="T10">–</text:span><text:span text:style-name="T11"><text:s/>carpooling".</text:span></text:p>
      <text:p text:style-name="P1"><text:span text:style-name="T12"/></text:p>
      <text:p text:style-name="P1"><text:span text:style-name="T13">1.2<text:s text:c="2"/>SCOPO DEL PRODOTTO</text:span></text:p>
      <text:p text:style-name="P1"><text:span text:style-name="T14"><text:s text:c="6"/></text:span></text:p>
      <text:p text:style-name="P1"><text:span text:style-name="T14"><text:s text:c="6"/>Il presente software deve essere in grado di gestire le richieste e le offerte di trasporto da parte di<text:s text:c="3"/></text:span></text:p>
      <text:p text:style-name="P1"><text:span text:style-name="T14"><text:s text:c="6"/>utenti registrati, appoggiandosi ad una base di dati. Il sistema implementa un'interfaccia che permetta</text:span></text:p>
      <text:p text:style-name="P1"><text:span text:style-name="T14"><text:s text:c="6"/>agli utenti di creare delle tratte o di scegliere una di quelle proposte da altri utenti.</text:span></text:p>
      <text:p text:style-name="P1"><text:span text:style-name="T14"><text:s text:c="6"/></text:span></text:p>
      <text:p text:style-name="P1"><text:span text:style-name="T15">1.3 DEFINIZIONI E ACRONIMI</text:span></text:p>
      <text:p text:style-name="P1"><text:span text:style-name="T16"><text:s text:c="6"/></text:span></text:p>
      <text:p text:style-name="P1"><text:span text:style-name="T16"><text:s text:c="5"/>Utente: indica un generico utilizzatore della piattaforma</text:span></text:p>
      <text:p text:style-name="P1"><text:span text:style-name="T16"><text:s text:c="5"/></text:span></text:p>
      <text:p text:style-name="P1"><text:span text:style-name="T16"><text:s text:c="5"/>CP: codice patente</text:span></text:p>
      <text:p text:style-name="P1"><text:span text:style-name="T16"><text:s text:c="6"/></text:span></text:p>
      <text:p text:style-name="P1"><text:span text:style-name="T16"><text:s text:c="5"/>Guidatore: Indica un utente che cerca passeggeri per percorrere una tratta. Il guidatore è identificato<text:s/></text:span><text:span text:style-name="T17">con mail, nome , cognome, data di nascita, numero di telefono</text:span><text:span text:style-name="T18"><text:s/>e CP.</text:span></text:p>
      <text:p text:style-name="P1"><text:span text:style-name="T19"/></text:p>
      <text:p text:style-name="P1"><text:span text:style-name="T20"><text:s text:c="5"/>Passeggero: Indica un utente che cerca qualcuno che lo conduca a destinazione. Il passeggero è identificato<text:s/></text:span><text:span text:style-name="T21">con mail, nome , cognome, data di nascita, numero di telefono</text:span><text:span text:style-name="T22"><text:s/></text:span></text:p>
      <text:p text:style-name="P1"><text:span text:style-name="T22"><text:s text:c="11"/></text:span></text:p>
      <text:p text:style-name="P1"><text:span text:style-name="T22"><text:s text:c="5"/>Tratta: Percorso che compie il guidatore e che può essere scelto dal passeggero. E' caratterizzato da</text:span></text:p>
      <text:p text:style-name="P1"><text:span text:style-name="T22"><text:s text:c="17"/>un inizio, una fine e da eventuali tappe intermedie scelte dal guidatore.</text:span></text:p>
      <text:p text:style-name="P1"><text:span text:style-name="T22"><text:s text:c="5"/></text:span></text:p>
      <text:p text:style-name="P1"><text:span text:style-name="T22"><text:s text:c="5"/>Step: Indica una tappa del percorso.</text:span></text:p>
      <text:p text:style-name="P1"><text:span text:style-name="T23"/></text:p>
      <text:p text:style-name="P1"><text:span text:style-name="T24">1.4 FONTI E RIFERIMENTI</text:span></text:p>
      <text:p text:style-name="P1"><text:span text:style-name="T25"/></text:p>
      <text:list text:style-name="L2">
        <text:list-item>
          <text:p text:style-name="P2"><text:a xlink:href="https://www.python.it/doc"><text:span text:style-name="T26">https://www.python.it/doc</text:span></text:a><text:span text:style-name="T27"><text:s text:c="3"/>per la documentazione sul linguaggio python</text:span></text:p>
        </text:list-item>
        <text:list-item>
          <text:p text:style-name="P2"><text:a xlink:href="https://docs.djangoproject.com/en/1.11"><text:span text:style-name="T28">https://docs.djangoproject.com/en/1.11</text:span></text:a><text:span text:style-name="T29"><text:s text:c="4"/>per la documentazione su django</text:span></text:p>
        </text:list-item>
        <text:list-item>
          <text:p text:style-name="P2"><text:a xlink:href="http://elearning2.unipv.it/ingegneria/course/view.php?id=135"><text:span text:style-name="T30">http://elearning2.unipv.it/ingegneria/course/view.php?id=135</text:span></text:a><text:span text:style-name="T31"><text:s text:c="3"/>per materiale relativo al corso e in particolar modo<text:s/></text:span><text:span text:style-name="T32">alle informazioni riguardanti i requisiti e la struttura della documentazione di progetto.</text:span></text:p>
        </text:list-item>
        <text:list-item>
          <text:p text:style-name="P2"><text:a xlink:href="http://www.objectsbydesign.com/projects/python_example.html"><text:span text:style-name="T33">http://www.objectsbydesign.com/projects/python_example.html</text:span></text:a><text:span text:style-name="T34"><text:s/>per spiegazioni riguardo uml delle classi in python.</text:span></text:p>
        </text:list-item>
      </text:list>
      <text:p text:style-name="P3"><text:span text:style-name="T35"/></text:p>
      <text:p text:style-name="P3"><text:span text:style-name="T36">1.5 STRUTTURA DEL DOCUMENTO</text:span></text:p>
      <text:p text:style-name="P3"><text:span text:style-name="T37"/></text:p>
      <text:p text:style-name="P3"><text:span text:style-name="T38"><text:s text:c="6"/>1) INTRODUZIONE</text:span></text:p>
      <text:p text:style-name="P3"><text:span text:style-name="T38"><text:s text:c="6"/>2) DESCRIZIONE GENERALE</text:span></text:p>
      <text:p text:style-name="P3"><text:span text:style-name="T38"><text:s text:c="6"/>3) REQUISITI SPECIFICI</text:span></text:p>
      <text:p text:style-name="P3"><text:span text:style-name="T38"><text:s text:c="6"/>4) ALTRI REQUISITI</text:span></text:p>
      <text:p text:style-name="P3"><text:span text:style-name="T38"><text:s text:c="6"/>5) APPENDICE</text:span></text:p>
      <text:p text:style-name="P3"><text:span text:style-name="T39"><text:s text:c="6"/>6) INDICE</text:span></text:p>
      <text:p text:style-name="P3"><text:span text:style-name="T40"/></text:p>
      <text:p text:style-name="P3"><text:span text:style-name="T40"/></text:p>
      <text:p text:style-name="P3"><text:span text:style-name="T40"/></text:p>
      <text:p text:style-name="P3"><text:span text:style-name="T40"/></text:p>
      <text:p text:style-name="P3"><text:span text:style-name="T40"/></text:p>
      <text:p text:style-name="P3"><text:span text:style-name="T40"/></text:p>
      <text:p text:style-name="P3"><text:span text:style-name="T40"/></text:p>
      <text:p text:style-name="P3"><text:span text:style-name="T40"/></text:p>
      <text:p text:style-name="P3"><text:span text:style-name="T41">2) DESCRIZIONE GENERALE</text:span></text:p>
      <text:p text:style-name="P3"><text:span text:style-name="T42"/></text:p>
      <text:p text:style-name="P3"><text:span text:style-name="T43">2.1 PROSPETTIVA DEL PRODOTTO</text:span></text:p>
      <text:p text:style-name="P3"><text:span text:style-name="T44"/></text:p>
      <text:p text:style-name="P3"><text:span text:style-name="T45"><text:s text:c="6"/>Si prevede che il software soddisfi tutti i requisiti necessari per gestire un sistema di car pooling,</text:span></text:p>
      <text:p text:style-name="P3"><text:span text:style-name="T45"><text:s text:c="6"/>offrendo un sistema facile da utilizzare per chiunque, con interfacce chiare e intuitive e supportato da</text:span></text:p>
      <text:p text:style-name="P3"><text:span text:style-name="T45"><text:s text:c="6"/>un database.</text:span></text:p>
      <text:p text:style-name="P3"><text:span text:style-name="T46"/></text:p>
      <text:p text:style-name="P3"><text:span text:style-name="T47"><text:s text:c="6"/>Il software è stato progettato in modo che risulti il più estendibile possibile. E' stato previsto per il</text:span></text:p>
      <text:p text:style-name="P3"><text:span text:style-name="T47"><text:s text:c="6"/>futuro, un sistema di valutazione per i guidatori, aggiunta di ulteriori filtri nella ricerca (fumatori,</text:span></text:p>
      <text:p text:style-name="P3"><text:span text:style-name="T47"><text:s text:c="6"/>animali...), aggiunta di uno storico delle tratte, l'avviso tramite remoto (mail) e l'esportazione del</text:span></text:p>
      <text:p text:style-name="P3"><text:span text:style-name="T47"><text:s text:c="6"/>software anche su dispositivi mobili tramite lo sviluppo di un'applicazione.</text:span></text:p>
      <text:p text:style-name="P3"><text:span text:style-name="T48"/></text:p>
      <text:p text:style-name="P3"><text:span text:style-name="T49">2.2 FUNZIONI DEL PRODOTTO</text:span></text:p>
      <text:p text:style-name="P3"><text:span text:style-name="T50"/></text:p>
      <text:p text:style-name="P3"><text:span text:style-name="T51"><text:s text:c="6"/>Per il passeggero la piattaforma permette di cercare una tratta e di scegliere un guidatore fra quelli<text:s text:c="2"/></text:span></text:p>
      <text:p text:style-name="P3"><text:span text:style-name="T51"><text:s text:c="6"/>proposti.</text:span></text:p>
      <text:p text:style-name="P3"><text:span text:style-name="T52"/></text:p>
      <text:p text:style-name="P3"><text:span text:style-name="T53"><text:s text:c="6"/>Per il guidatore, oltre alla ricerca di una tratta (può essere anche passeggero), la piattaforma</text:span></text:p>
      <text:p text:style-name="P3"><text:span text:style-name="T53"><text:s text:c="6"/>permette di creare un percorso, invia le richieste dei passeggeri, e gli consente di accettare o</text:span></text:p>
      <text:p text:style-name="P3"><text:span text:style-name="T53"><text:s text:c="6"/>rifiutare. La piattaforma, offre anche la possibilità di visualizzare lo stato della tratta (posti occupati</text:span></text:p>
      <text:p text:style-name="P3"><text:span text:style-name="T53"><text:s text:c="6"/>ecc..).</text:span></text:p>
      <text:p text:style-name="P3"><text:span text:style-name="T54"/></text:p>
      <text:p text:style-name="P3"><text:span text:style-name="T55">2.3 CARATTERISTICHE UTENTE</text:span></text:p>
      <text:p text:style-name="P3"><text:span text:style-name="T56"/></text:p>
      <text:p text:style-name="P3"><text:span text:style-name="T57"><text:s text:c="6"/>Dal lato utente la piattaforma non richiede alcuna conoscenza o strumento particolare.</text:span></text:p>
      <text:p text:style-name="P3"><text:span text:style-name="T57"><text:s text:c="6"/>Per consentire l'accesso alle funzioni del programma gli utenti devono essere in possesso della</text:span></text:p>
      <text:p text:style-name="P3"><text:span text:style-name="T57"><text:s text:c="6"/>propria mail e della password.</text:span></text:p>
      <text:p text:style-name="P3"><text:span text:style-name="T58"/></text:p>
      <text:p text:style-name="P3"><text:span text:style-name="T59">2.4 VINCOLI GENERALI</text:span></text:p>
      <text:p text:style-name="P3"><text:span text:style-name="T60"/></text:p>
      <text:p text:style-name="P3"><text:span text:style-name="T61"><text:s text:c="6"/>Il sistema necessita di una connessione stabile, poiché necessita di una costante comunicazione con il</text:span></text:p>
      <text:p text:style-name="P3"><text:span text:style-name="T61"><text:s text:c="6"/>server per la ricerca e l'aggiornamento di tratte e utenti, oltre ovviamente a garantire il suo corretto</text:span></text:p>
      <text:p text:style-name="P3"><text:span text:style-name="T61"><text:s text:c="6"/>funzionamento anche in termini di refresh e velocità di utilizzo.</text:span></text:p>
      <text:p text:style-name="P3"><text:span text:style-name="T62"/></text:p>
      <text:p text:style-name="P3"><text:span text:style-name="T63">2.5 PRESUPPOSTI E DIPENDENZE</text:span></text:p>
      <text:p text:style-name="P3"><text:span text:style-name="T64"/></text:p>
      <text:p text:style-name="P3"><text:span text:style-name="T65"><text:s text:c="6"/>Prima che il sistema possa entrare in funzione, è necessario che il database sia pienamente</text:span></text:p>
      <text:p text:style-name="P3"><text:span text:style-name="T65"><text:s text:c="6"/>funzionante.</text:span></text:p>
      <text:p text:style-name="P3"><text:span text:style-name="T66"/></text:p>
      <text:p text:style-name="P3"><text:span text:style-name="T67"><text:s text:c="6"/>Poiché il sistema lavora in linguaggio python, è necessario che sia installato un browser (per gli</text:span></text:p>
      <text:p text:style-name="P3"><text:span text:style-name="T67"><text:s text:c="6"/>utenti) e in aggiunta phython 3, pip 3, git, tutte le requirements di pip (per modifiche e sviluppi) prima</text:span></text:p>
      <text:p text:style-name="P3"><text:span text:style-name="T67"><text:s text:c="6"/>di procedere al suo utilizzo.<text:s text:c="5"/></text:span></text:p>
      <text:p text:style-name="P3"><text:span text:style-name="T68"/></text:p>
      <text:p text:style-name="P3"><text:span text:style-name="T68"/></text:p>
      <text:p text:style-name="P3"><text:span text:style-name="T68"/></text:p>
      <text:p text:style-name="P3"><text:span text:style-name="T68"/></text:p>
      <text:p text:style-name="P3"><text:span text:style-name="T68"/></text:p>
      <text:p text:style-name="P3"><text:span text:style-name="T69">3) REQUISITI</text:span></text:p>
      <text:p text:style-name="P3"><text:span text:style-name="T70">3.1 REQUISITI DI DOMINIO</text:span></text:p>
      <text:p text:style-name="P3"><text:span text:style-name="T70"><text:s text:c="4"/></text:span></text:p>
      <text:p text:style-name="P3"><text:span text:style-name="T70"><text:s text:c="6"/>Di seguito vengono elencati i requisiti di dominio che deve rispettare la piattaforma, ovvero i</text:span></text:p>
      <text:p text:style-name="P3"><text:span text:style-name="T70"><text:s text:c="6"/>requisisti che vengono imposti da un sistema di car pooling</text:span></text:p>
      <text:p text:style-name="P3"><text:span text:style-name="T71"/></text:p>
      <text:list text:style-name="L4">
        <text:list-item>
          <text:p text:style-name="P4"><text:span text:style-name="T72">ogni utente può registrarsi una sola volta</text:span></text:p>
        </text:list-item>
        <text:list-item>
          <text:p text:style-name="P4"><text:span text:style-name="T72">la piattaforma deve permettere di inserire una tratta (guidare) solo a chi possiede una patente</text:span></text:p>
        </text:list-item>
        <text:list-item>
          <text:p text:style-name="P4"><text:span text:style-name="T72">la piattaforma deve consentire modifiche, sia alla tratta che alle scelte dei passeggeri</text:span></text:p>
        </text:list-item>
        <text:list-item>
          <text:p text:style-name="P4"><text:span text:style-name="T72">deve essere garantita la privacy tramite l'utilizzo di password per accedere</text:span></text:p>
        </text:list-item>
      </text:list>
      <text:p text:style-name="P5"><text:span text:style-name="T73"/></text:p>
      <text:p text:style-name="P5"><text:span text:style-name="T74">3.2 REQUISITI FUNZIONALI</text:span></text:p>
      <text:p text:style-name="P5"><text:span text:style-name="T75"/></text:p>
      <text:p text:style-name="P5"><text:span text:style-name="T76"><text:s text:c="6"/>Di seguito vengono elencati i requisiti funzionali della piattaforma, ovvero i servizi offerti:</text:span></text:p>
      <text:p text:style-name="P5"><text:span text:style-name="T77"/></text:p>
      <text:p text:style-name="P5"><text:span text:style-name="T78"><text:s text:c="6"/>3.2.1 REQUISITI UTENTE FUNZIONALI</text:span></text:p>
      <text:p text:style-name="P5"><text:span text:style-name="T78"><text:s text:c="6"/></text:span></text:p>
      <text:list text:style-name="L6">
        <text:list-item>
          <text:p text:style-name="P6"><text:span text:style-name="T78">l'accesso alla sezione "crea viaggio" è consentito solo a chi ha inserito il CP</text:span></text:p>
        </text:list-item>
        <text:list-item>
          <text:p text:style-name="P6"><text:span text:style-name="T78">l'utente può inviare una richiesta ad un solo guidatore per la stessa tratta</text:span></text:p>
        </text:list-item>
        <text:list-item>
          <text:p text:style-name="P6"><text:span text:style-name="T78">l'utente può visionare in qualsiasi momento i dettagli del suo viaggio</text:span></text:p>
        </text:list-item>
      </text:list>
      <text:p text:style-name="P7"><text:span text:style-name="T79"/></text:p>
      <text:p text:style-name="P7"><text:span text:style-name="T80">3.2.2 REQUISITI DI SISTEMA FUNZIONALI</text:span></text:p>
      <text:p text:style-name="P7"><text:span text:style-name="T81"/></text:p>
      <text:p text:style-name="P7"><text:span text:style-name="T82">Tutti i requisisti di sistema funzionali sono da ricercarsi nella voce “prerequisiti”</text:span></text:p>
      <text:p text:style-name="P7"><text:span text:style-name="T83"/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9"><text:span text:style-name="T84">oggetto</text:span><text:span text:style-name="T85"/></text:p>
          </table:table-cell>
          <table:table-cell table:style-name="TableCell010001">
            <text:p text:style-name="P9"><text:span text:style-name="T86">posizione</text:span><text:span text:style-name="T87"/></text:p>
          </table:table-cell>
          <table:table-cell table:style-name="TableCell010002">
            <text:p text:style-name="P9"><text:span text:style-name="T88">pagina</text:span><text:span text:style-name="T89"/></text:p>
          </table:table-cell>
        </table:table-row>
        <table:table-row table:style-name="TableRow0101">
          <table:table-cell table:style-name="TableCell010100">
            <text:p text:style-name="P12"><text:span text:style-name="T90">registrazione</text:span><text:span text:style-name="T91"/></text:p>
          </table:table-cell>
          <table:table-cell table:style-name="TableCell010101">
            <text:p text:style-name="P12"><text:span text:style-name="T92">Allegato (use case)</text:span><text:span text:style-name="T93"/></text:p>
          </table:table-cell>
          <table:table-cell table:style-name="TableCell010102">
            <text:p text:style-name="P12"><text:span text:style-name="T94">1,2</text:span><text:span text:style-name="T95"/></text:p>
          </table:table-cell>
        </table:table-row>
        <table:table-row table:style-name="TableRow0102">
          <table:table-cell table:style-name="TableCell010200">
            <text:p text:style-name="P14"><text:span text:style-name="T96">prenotazione</text:span><text:span text:style-name="T97"/></text:p>
          </table:table-cell>
          <table:table-cell table:style-name="TableCell010201">
            <text:p text:style-name="P14"><text:span text:style-name="T98">Allegato (use case)</text:span><text:span text:style-name="T99"/></text:p>
          </table:table-cell>
          <table:table-cell table:style-name="TableCell010202">
            <text:p text:style-name="P14"><text:span text:style-name="T100">2</text:span><text:span text:style-name="T101"/></text:p>
          </table:table-cell>
        </table:table-row>
        <table:table-row table:style-name="TableRow0103">
          <table:table-cell table:style-name="TableCell010300">
            <text:p text:style-name="P16"><text:span text:style-name="T102">modifiche</text:span><text:span text:style-name="T103"/></text:p>
          </table:table-cell>
          <table:table-cell table:style-name="TableCell010301">
            <text:p text:style-name="P16"><text:span text:style-name="T104">Allegato (use case)</text:span><text:span text:style-name="T105"/></text:p>
          </table:table-cell>
          <table:table-cell table:style-name="TableCell010302">
            <text:p text:style-name="P16"><text:span text:style-name="T106">2</text:span><text:span text:style-name="T107"/></text:p>
          </table:table-cell>
        </table:table-row>
      </table:table>
      <text:p text:style-name="P18"><text:span text:style-name="T107"/></text:p>
      <text:p text:style-name="P18"><text:span text:style-name="T107"/></text:p>
      <text:p text:style-name="P18"><text:span text:style-name="T108">3.3 REQUISISTI NON FUNZIONALI</text:span></text:p>
      <text:p text:style-name="P18"><text:span text:style-name="T109"/></text:p>
      <text:p text:style-name="P18"><text:span text:style-name="T110">Di seguito vengono elencati i requisiti non funzionali della piattaforma, ovvero i vincoli sui servizi offerti:</text:span></text:p>
      <text:list text:style-name="L19">
        <text:list-item>
          <text:p text:style-name="P19"><text:span text:style-name="T110">Usabilità: le interfacce con cui interagisce l'utente devono essergli chiare ed immediatamente</text:span></text:p>
        </text:list-item>
      </text:list>
      <text:p text:style-name="P20"><text:span text:style-name="T110"><text:s text:c="17"/>comprensibili</text:span></text:p>
      <text:list text:style-name="L21">
        <text:list-item>
          <text:p text:style-name="P21"><text:span text:style-name="T110">Efficienza: La piattaforma occupa uno spazio relativamente esiguo. Necessita di una<text:s text:c="7"/></text:span></text:p>
        </text:list-item>
      </text:list>
      <text:p text:style-name="P22"><text:span text:style-name="T110"><text:s text:c="18"/>connessione stabile con il server. I tempi di risposta sono relativamente brevi<text:s text:c="18"/></text:span></text:p>
      <text:p text:style-name="P22"><text:span text:style-name="T110"><text:s text:c="18"/>considerando le continue interazioni con il server.</text:span></text:p>
      <text:list text:style-name="L23">
        <text:list-item>
          <text:p text:style-name="P23"><text:span text:style-name="T110">Efficienza: il sistema deve prevedere un sistema di salvataggio in caso di arresto e riavvio, in</text:span></text:p>
        </text:list-item>
      </text:list>
      <text:p text:style-name="P24"><text:span text:style-name="T110"><text:s text:c="18"/>modo che non vengano persi i dati relativi ai viaggi</text:span></text:p>
      <text:list text:style-name="L25">
        <text:list-item>
          <text:p text:style-name="P25"><text:span text:style-name="T110">Portabilità: La piattaforma può essere utilizzata da qualsiasi sistema che abbia installato un</text:span></text:p>
        </text:list-item>
      </text:list>
      <text:p text:style-name="P26"><text:span text:style-name="T110"><text:s text:c="20"/>ambiente di lavoro python o un qualsiasi browser.</text:span></text:p>
      <text:list text:style-name="L27">
        <text:list-item>
          <text:p text:style-name="P27"><text:span text:style-name="T110">Affidabilità: La piattaforma garantisce il salvataggio delle impostazioni e dei dati relativi alle</text:span></text:p>
        </text:list-item>
      </text:list>
      <text:p text:style-name="P28"><text:span text:style-name="T110"><text:s text:c="20"/>tratte, con i backup di queste sul server</text:span></text:p>
      <text:list text:style-name="L29">
        <text:list-item>
          <text:p text:style-name="P29"><text:span text:style-name="T110">Sicurezza: La piattaforma impedisce l'accesso ad un utente ai dati di un altro. Il codice che</text:span></text:p>
        </text:list-item>
      </text:list>
      <text:p text:style-name="P30"><text:span text:style-name="T110"><text:s text:c="16"/>gestisce le password garantisce protezione dai tentativi di manomissione</text:span></text:p>
      <text:list text:style-name="L31">
        <text:list-item>
          <text:p text:style-name="P31"><text:span text:style-name="T110">Manutenibilità: il codice è stato scritto in modo da agevolare interventi e migliorie future.</text:span></text:p>
        </text:list-item>
        <text:list-item>
          <text:p text:style-name="P31"><text:span text:style-name="T110">Linguaggio: Il linguaggio scelto è python, con javascript l'interattività e css per la grafica.</text:span></text:p>
        </text:list-item>
      </text:list>
      <text:p text:style-name="P32"><text:span text:style-name="T111"/></text:p>
      <text:p text:style-name="P32"><text:span text:style-name="T111"/></text:p>
      <text:p text:style-name="P32"><text:span text:style-name="T111"/></text:p>
      <text:p text:style-name="P32"><text:span text:style-name="T111"/></text:p>
      <text:p text:style-name="P32"><text:span text:style-name="T111"/></text:p>
      <text:p text:style-name="P32"><text:span text:style-name="T111"/></text:p>
      <text:p text:style-name="P32"><text:span text:style-name="T111"/></text:p>
      <text:p text:style-name="P32"><text:span text:style-name="T111"/></text:p>
      <text:p text:style-name="P32"><text:span text:style-name="T112">4)<text:s/></text:span><text:span text:style-name="T113">ALTRI REQUISISTI</text:span></text:p>
      <text:p text:style-name="P32"><text:span text:style-name="T114"/></text:p>
      <text:p text:style-name="P32"><text:span text:style-name="T115">La piattaforma è supportata da un database con le seguenti funzioni:</text:span></text:p>
      <text:p text:style-name="P32"><text:span text:style-name="T116"/></text:p>
      <text:list text:style-name="L33">
        <text:list-item>
          <text:p text:style-name="P33"><text:span text:style-name="T117">Gestisce gli utenti della piattaforma</text:span><text:span text:style-name="T118">:<text:s text:c="2"/>Viene creato l’elenco degli utenti che vengono suddivisi fra guidatore e passeggero dal CP. È possibile rimuovere utenti.<text:s text:c="2"/></text:span></text:p>
        </text:list-item>
      </text:list>
      <text:p text:style-name="P34"><text:span text:style-name="T119"/></text:p>
      <text:p text:style-name="P34"><text:span text:style-name="T120">Ogni utente è caratterizzato da ID,<text:s/></text:span><text:span text:style-name="T121">nome, cognome, password, indirizzo email, numero di telefono, e la data di nascita</text:span></text:p>
      <text:p text:style-name="P34"><text:span text:style-name="T122"/></text:p>
      <text:p text:style-name="P34"><text:span text:style-name="T122"/></text:p>
      <text:list text:style-name="L35">
        <text:list-item>
          <text:p text:style-name="P35"><text:span text:style-name="T123">Gestisce le tratte della piattaforma:<text:s text:c="2"/>Viene creato l’elenco delle tratte, è possibile effetuuare controlli e ricerche sulle tratte. Si possono rimuovere le tratte. I risultati delle ricerche vengono mandate direttamente alla piattaforma oppure.</text:span></text:p>
        </text:list-item>
      </text:list>
      <text:p text:style-name="P36"><text:span text:style-name="T124"/></text:p>
      <text:p text:style-name="P36"><text:span text:style-name="T125">Ogni tratta è caratterizzata da una data, un autista e un massimo numero di passeggeri. A sua volta è divisa in</text:span><text:span text:style-name="T126"><text:s/>step i quali sono composti da partenza, arrivo, orario di partenza, orario di arrivo, prezzo, l'ordine delle fermate e numero passeggeri.</text:span></text:p>
      <text:p text:style-name="P36"><text:span text:style-name="T127"/></text:p>
      <text:p text:style-name="P36"><text:span text:style-name="T127"/></text:p>
      <text:p text:style-name="P36"><text:span text:style-name="T128">L’interfaccia è stata realizzata realizzata con le seguenti caratteristiche:</text:span></text:p>
      <text:p text:style-name="P36"><text:span text:style-name="T129"/></text:p>
      <text:list text:style-name="L37">
        <text:list-item>
          <text:p text:style-name="P37"><text:span text:style-name="T130">deve essere leggera per la vista, in modo da non affaticare l’utente</text:span></text:p>
        </text:list-item>
        <text:list-item>
          <text:p text:style-name="P37"><text:span text:style-name="T130">deve poter essere di semplice utilizzo in modo che possa essere utilizzata da tutti</text:span></text:p>
        </text:list-item>
        <text:list-item>
          <text:p text:style-name="P37"><text:span text:style-name="T130">deve essere facilmente comprensibile</text:span></text:p>
        </text:list-item>
      </text:list>
      <text:p text:style-name="P38"><text:span text:style-name="T131"/></text:p>
      <text:p text:style-name="P38"><text:span text:style-name="T131"/></text:p>
      <text:p text:style-name="P38"><text:span text:style-name="T131"/></text:p>
      <text:p text:style-name="P38"><text:span text:style-name="T131"/></text:p>
      <text:p text:style-name="P38"><text:span text:style-name="T132">5) APPENDICE</text:span></text:p>
      <text:p text:style-name="P38"><text:span text:style-name="T133"/></text:p>
      <text:p text:style-name="P38"><text:span text:style-name="T134">5.1 car pooling</text:span></text:p>
      <text:p text:style-name="P38"><text:span text:style-name="T135"/></text:p>
      <text:p text:style-name="P38"><text:span text:style-name="T136"><text:s text:c="6"/>La piattaforma viene consegnata in fase di sviluppo con alcune semplificazioni riguardo la ricerca</text:span></text:p>
      <text:p text:style-name="P38"><text:span text:style-name="T136"><text:s text:c="6"/>delle tratte e l'approssimazione della ricerca allo scopo di agevolare la fase dimostrativa delle</text:span></text:p>
      <text:p text:style-name="P38"><text:span text:style-name="T136"><text:s text:c="6"/>funzionalità e delle potenzialità.</text:span></text:p>
      <text:p text:style-name="P38"><text:span text:style-name="T136"><text:s text:c="12"/></text:span></text:p>
      <text:p text:style-name="P38"><text:span text:style-name="T137">6) INDICE</text:span></text:p>
      <text:p text:style-name="P38"><text:span text:style-name="T138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40"><text:span text:style-name="T139">Titolo</text:span><text:span text:style-name="T140"/></text:p>
          </table:table-cell>
          <table:table-cell table:style-name="TableCell020001">
            <text:p text:style-name="P40"><text:span text:style-name="T141">Pagina</text:span><text:span text:style-name="T142"/></text:p>
          </table:table-cell>
        </table:table-row>
        <table:table-row table:style-name="TableRow0201">
          <table:table-cell table:style-name="TableCell020100">
            <text:p text:style-name="P43"><text:span text:style-name="T143">Introduzione</text:span><text:span text:style-name="T144"/></text:p>
          </table:table-cell>
          <table:table-cell table:style-name="TableCell020101">
            <text:p text:style-name="P43"><text:span text:style-name="T145">1</text:span><text:span text:style-name="T146"/></text:p>
          </table:table-cell>
        </table:table-row>
        <table:table-row table:style-name="TableRow0202">
          <table:table-cell table:style-name="TableCell020200">
            <text:p text:style-name="P45"><text:span text:style-name="T147">Descrizione generale</text:span><text:span text:style-name="T148"/></text:p>
          </table:table-cell>
          <table:table-cell table:style-name="TableCell020201">
            <text:p text:style-name="P45"><text:span text:style-name="T149">2</text:span><text:span text:style-name="T150"/></text:p>
          </table:table-cell>
        </table:table-row>
        <table:table-row table:style-name="TableRow0203">
          <table:table-cell table:style-name="TableCell020300">
            <text:p text:style-name="P47"><text:span text:style-name="T151">Requisisti specifici</text:span><text:span text:style-name="T152"/></text:p>
          </table:table-cell>
          <table:table-cell table:style-name="TableCell020301">
            <text:p text:style-name="P47"><text:span text:style-name="T153">3</text:span><text:span text:style-name="T154"/></text:p>
          </table:table-cell>
        </table:table-row>
        <table:table-row table:style-name="TableRow0204">
          <table:table-cell table:style-name="TableCell020400">
            <text:p text:style-name="P49"><text:span text:style-name="T155">Altri requisisti</text:span><text:span text:style-name="T156"/></text:p>
          </table:table-cell>
          <table:table-cell table:style-name="TableCell020401">
            <text:p text:style-name="P49"><text:span text:style-name="T157">4</text:span><text:span text:style-name="T158"/></text:p>
          </table:table-cell>
        </table:table-row>
        <table:table-row table:style-name="TableRow0205">
          <table:table-cell table:style-name="TableCell020500">
            <text:p text:style-name="P52"><text:span text:style-name="T159">Appendice</text:span><text:span text:style-name="T160"/></text:p>
          </table:table-cell>
          <table:table-cell table:style-name="TableCell020501">
            <text:p text:style-name="P52"><text:span text:style-name="T161">4</text:span><text:span text:style-name="T162"/></text:p>
          </table:table-cell>
        </table:table-row>
      </table:table>
      <text:p text:style-name="P54"><text:span text:style-name="T16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